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automatic-styles>
    <style:style style:name="P1" style:family="paragraph" style:parent-style-name="Standard">
      <style:text-properties officeooo:rsid="0012e726" officeooo:paragraph-rsid="0012e726"/>
    </style:style>
    <style:style style:name="P2" style:family="paragraph" style:parent-style-name="Standard">
      <style:paragraph-properties fo:text-align="center" style:justify-single-word="false"/>
      <style:text-properties officeooo:rsid="0012e726" officeooo:paragraph-rsid="0012e726"/>
    </style:style>
    <style:style style:name="T1" style:family="text">
      <style:text-properties officeooo:rsid="0014d4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ort</text:p>
      <text:p text:style-name="P2">20215130</text:p>
      <text:p text:style-name="P2">우성윤</text:p>
      <text:p text:style-name="P1"/>
      <text:p text:style-name="P1"><text:tab/>My approach was based on BREATH-FIRST-SEARCH <text:span text:style-name="T1">pseudo codes</text:span> given by course material.</text:p>
      <text:p text:style-name="P1"><text:tab/>I used frontier to store non-expanded nodes and every loop, front element of frontier came out and became new position of vacuum cleaner. <text:span text:style-name="T1">In position of vacuum cleaner, new positions expanded and if those positions is in the grids and not visited nor stored in frontier, those are added to frontier and used as new position of vacuum cleaner. And also if current position of vacuum cleaner contains dirt, dirt removed and that position is added to set as cleaned positions. Therefore, if number of cleaned positions is same as initial number of dirt positions, in this case, 5, goal condition satisfied and loop end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KR" style:font-size-asian="10.5pt" style:language-asian="ko" style:country-asian="KR"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KR" style:font-size-asian="10.5pt" style:language-asian="ko" style:country-asian="KR"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21:45:13.204537306</meta:creation-date>
    <meta:generator>LibreOffice/7.3.7.2$Linux_X86_64 LibreOffice_project/30$Build-2</meta:generator>
    <dc:date>2024-04-07T22:03:22.959944769</dc:date>
    <meta:editing-duration>PT5M59S</meta:editing-duration>
    <meta:editing-cycles>1</meta:editing-cycles>
    <meta:document-statistic meta:table-count="0" meta:image-count="0" meta:object-count="0" meta:page-count="1" meta:paragraph-count="5" meta:word-count="122" meta:character-count="720" meta:non-whitespace-character-count="603"/>
  </office:meta>
</office:document-meta>
</file>